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sum" table:style-name="ta1">
        <table:shapes>
          <draw:frame draw:z-index="0" draw:style-name="gr1" draw:text-style-name="P1" svg:width="453.51pt" svg:height="255.09pt" svg:x="280.03pt" svg:y="2.83pt">
            <loext:p draw:notify-on-update-of-ranges="avg_sum.C1:avg_sum.C100 avg_sum.D1:avg_sum.D100 avg_sum.C1:avg_sum.C100 avg_sum.F1:avg_sum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9.2115602383533" calcext:value-type="float">
            <text:p>9.211560238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10.183553095842" calcext:value-type="float">
            <text:p>10.18355309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10.040511511018" calcext:value-type="float">
            <text:p>10.04051151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10.70819587019" calcext:value-type="float">
            <text:p>10.708195870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9.7888455663677" calcext:value-type="float">
            <text:p>9.788845566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9.8258198720952" calcext:value-type="float">
            <text:p>9.825819872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9.4651898967036" calcext:value-type="float">
            <text:p>9.465189896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10.651880081927" calcext:value-type="float">
            <text:p>10.651880081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10.223336854542" calcext:value-type="float">
            <text:p>10.223336854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9.7605461231175" calcext:value-type="float">
            <text:p>9.76054612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9.5353616591037" calcext:value-type="float">
            <text:p>9.535361659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10.476323789521" calcext:value-type="float">
            <text:p>10.476323789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9.2983038794045" calcext:value-type="float">
            <text:p>9.298303879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10.002472397262" calcext:value-type="float">
            <text:p>10.002472397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11.157724604668" calcext:value-type="float">
            <text:p>11.157724604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10.306897891874" calcext:value-type="float">
            <text:p>10.306897891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9.8195684950875" calcext:value-type="float">
            <text:p>9.819568495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9.3227927695935" calcext:value-type="float">
            <text:p>9.322792769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9.9131993496424" calcext:value-type="float">
            <text:p>9.913199349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884" calcext:value-type="float">
            <text:p>12884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8.7631199606472" calcext:value-type="float">
            <text:p>8.76311996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348" calcext:value-type="float">
            <text:p>1334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10.400523161164" calcext:value-type="float">
            <text:p>10.40052316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812" calcext:value-type="float">
            <text:p>1381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11.080641446388" calcext:value-type="float">
            <text:p>11.080641446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276" calcext:value-type="float">
            <text:p>1427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10.592566759423" calcext:value-type="float">
            <text:p>10.592566759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740" calcext:value-type="float">
            <text:p>1474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9.6250213906776" calcext:value-type="float">
            <text:p>9.625021390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204" calcext:value-type="float">
            <text:p>1520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10.559402310768" calcext:value-type="float">
            <text:p>10.55940231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668" calcext:value-type="float">
            <text:p>1566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9.0969579316398" calcext:value-type="float">
            <text:p>9.096957931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132" calcext:value-type="float">
            <text:p>1613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10.787762406629" calcext:value-type="float">
            <text:p>10.787762406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596" calcext:value-type="float">
            <text:p>1659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9.6243231884577" calcext:value-type="float">
            <text:p>9.624323188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060" calcext:value-type="float">
            <text:p>1706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9.5699157300787" calcext:value-type="float">
            <text:p>9.56991573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542" calcext:value-type="float">
            <text:p>1854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10.054732969882" calcext:value-type="float">
            <text:p>10.054732969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008" calcext:value-type="float">
            <text:p>1900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9.0409121079346" calcext:value-type="float">
            <text:p>9.040912107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472" calcext:value-type="float">
            <text:p>1947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9.4665751991054" calcext:value-type="float">
            <text:p>9.466575199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936" calcext:value-type="float">
            <text:p>1993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9.3388644163128" calcext:value-type="float">
            <text:p>9.338864416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400" calcext:value-type="float">
            <text:p>2040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10.35276700643" calcext:value-type="float">
            <text:p>10.352767006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864" calcext:value-type="float">
            <text:p>2086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10.990053878908" calcext:value-type="float">
            <text:p>10.990053878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328" calcext:value-type="float">
            <text:p>2132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9.5768895656464" calcext:value-type="float">
            <text:p>9.576889565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792" calcext:value-type="float">
            <text:p>2179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10.387927960403" calcext:value-type="float">
            <text:p>10.38792796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256" calcext:value-type="float">
            <text:p>2225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9.6076751010383" calcext:value-type="float">
            <text:p>9.6076751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720" calcext:value-type="float">
            <text:p>2272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10.422551910228" calcext:value-type="float">
            <text:p>10.422551910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184" calcext:value-type="float">
            <text:p>2318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9.5737562653066" calcext:value-type="float">
            <text:p>9.573756265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637" calcext:value-type="float">
            <text:p>2563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10.920543229393" calcext:value-type="float">
            <text:p>10.920543229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862" calcext:value-type="float">
            <text:p>2686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10.064153178203" calcext:value-type="float">
            <text:p>10.06415317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326" calcext:value-type="float">
            <text:p>2732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10.644081263952" calcext:value-type="float">
            <text:p>10.64408126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790" calcext:value-type="float">
            <text:p>2779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9.6182853281612" calcext:value-type="float">
            <text:p>9.61828532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254" calcext:value-type="float">
            <text:p>2825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10.111279435436" calcext:value-type="float">
            <text:p>10.111279435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718" calcext:value-type="float">
            <text:p>2871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10.300966978434" calcext:value-type="float">
            <text:p>10.300966978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182" calcext:value-type="float">
            <text:p>2918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9.9513855481153" calcext:value-type="float">
            <text:p>9.951385548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646" calcext:value-type="float">
            <text:p>2964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11.5405344564" calcext:value-type="float">
            <text:p>11.540534456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110" calcext:value-type="float">
            <text:p>3011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10.666254660037" calcext:value-type="float">
            <text:p>10.6662546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574" calcext:value-type="float">
            <text:p>3057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10.295143055183" calcext:value-type="float">
            <text:p>10.295143055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038" calcext:value-type="float">
            <text:p>3103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10.579945290858" calcext:value-type="float">
            <text:p>10.579945290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502" calcext:value-type="float">
            <text:p>3150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10.650700535813" calcext:value-type="float">
            <text:p>10.65070053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966" calcext:value-type="float">
            <text:p>3196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9.4425828714407" calcext:value-type="float">
            <text:p>9.442582871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430" calcext:value-type="float">
            <text:p>3243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9.3643427475597" calcext:value-type="float">
            <text:p>9.364342747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894" calcext:value-type="float">
            <text:p>3289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8.9636508693911" calcext:value-type="float">
            <text:p>8.963650869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358" calcext:value-type="float">
            <text:p>3335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9.0156624310513" calcext:value-type="float">
            <text:p>9.015662431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822" calcext:value-type="float">
            <text:p>3382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10.667161951313" calcext:value-type="float">
            <text:p>10.667161951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286" calcext:value-type="float">
            <text:p>3428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9.5011424393629" calcext:value-type="float">
            <text:p>9.501142439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750" calcext:value-type="float">
            <text:p>3475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9.8866977025346" calcext:value-type="float">
            <text:p>9.88669770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266" calcext:value-type="float">
            <text:p>3626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9.9156265957331" calcext:value-type="float">
            <text:p>9.915626595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760" calcext:value-type="float">
            <text:p>3676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9.8960589057086" calcext:value-type="float">
            <text:p>9.896058905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224" calcext:value-type="float">
            <text:p>3722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9.7890531599178" calcext:value-type="float">
            <text:p>9.789053159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688" calcext:value-type="float">
            <text:p>3768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10.436448640747" calcext:value-type="float">
            <text:p>10.436448640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152" calcext:value-type="float">
            <text:p>3815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10.339726437279" calcext:value-type="float">
            <text:p>10.339726437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616" calcext:value-type="float">
            <text:p>3861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9.1402315590861" calcext:value-type="float">
            <text:p>9.140231559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080" calcext:value-type="float">
            <text:p>3908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10.48880048848" calcext:value-type="float">
            <text:p>10.488800488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544" calcext:value-type="float">
            <text:p>3954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9.9469633995774" calcext:value-type="float">
            <text:p>9.946963399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008" calcext:value-type="float">
            <text:p>4000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8.8217638908439" calcext:value-type="float">
            <text:p>8.82176389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472" calcext:value-type="float">
            <text:p>4047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7.5619681760151" calcext:value-type="float">
            <text:p>7.56196817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936" calcext:value-type="float">
            <text:p>4093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10.138044070404" calcext:value-type="float">
            <text:p>10.13804407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400" calcext:value-type="float">
            <text:p>4140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9.7515808170146" calcext:value-type="float">
            <text:p>9.75158081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864" calcext:value-type="float">
            <text:p>4186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9.3530340286189" calcext:value-type="float">
            <text:p>9.353034028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328" calcext:value-type="float">
            <text:p>4232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9.3763775132908" calcext:value-type="float">
            <text:p>9.376377513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792" calcext:value-type="float">
            <text:p>4279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10.286009417643" calcext:value-type="float">
            <text:p>10.286009417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256" calcext:value-type="float">
            <text:p>4325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9.576624571479" calcext:value-type="float">
            <text:p>9.576624571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720" calcext:value-type="float">
            <text:p>4372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9.234124395303" calcext:value-type="float">
            <text:p>9.234124395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184" calcext:value-type="float">
            <text:p>4418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10.254847931214" calcext:value-type="float">
            <text:p>10.25484793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648" calcext:value-type="float">
            <text:p>4464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9.7917459390109" calcext:value-type="float">
            <text:p>9.7917459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112" calcext:value-type="float">
            <text:p>4511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10.373468565609" calcext:value-type="float">
            <text:p>10.373468565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576" calcext:value-type="float">
            <text:p>4557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9.226278047702" calcext:value-type="float">
            <text:p>9.226278047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6040" calcext:value-type="float">
            <text:p>4604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9.7576924308072" calcext:value-type="float">
            <text:p>9.75769243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295" calcext:value-type="float">
            <text:p>4829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8.8442782957442" calcext:value-type="float">
            <text:p>8.844278295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520" calcext:value-type="float">
            <text:p>4952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10.486706580413" calcext:value-type="float">
            <text:p>10.48670658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984" calcext:value-type="float">
            <text:p>4998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9.0024115102267" calcext:value-type="float">
            <text:p>9.002411510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448" calcext:value-type="float">
            <text:p>5044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9.8048607505254" calcext:value-type="float">
            <text:p>9.804860750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912" calcext:value-type="float">
            <text:p>5091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9.4198047977204" calcext:value-type="float">
            <text:p>9.419804797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376" calcext:value-type="float">
            <text:p>5137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9.4769564731963" calcext:value-type="float">
            <text:p>9.476956473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840" calcext:value-type="float">
            <text:p>5184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9.6016589839331" calcext:value-type="float">
            <text:p>9.60165898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304" calcext:value-type="float">
            <text:p>5230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9.5008033850234" calcext:value-type="float">
            <text:p>9.50080338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3826" calcext:value-type="float">
            <text:p>5382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9.9873392865509" calcext:value-type="float">
            <text:p>9.987339286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292" calcext:value-type="float">
            <text:p>5429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9.9735926378097" calcext:value-type="float">
            <text:p>9.973592637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756" calcext:value-type="float">
            <text:p>5475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9.5203961700784" calcext:value-type="float">
            <text:p>9.52039617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220" calcext:value-type="float">
            <text:p>5522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9.935422475772" calcext:value-type="float">
            <text:p>9.93542247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684" calcext:value-type="float">
            <text:p>5568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10.722446175771" calcext:value-type="float">
            <text:p>10.72244617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148" calcext:value-type="float">
            <text:p>5614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10.078676368027" calcext:value-type="float">
            <text:p>10.07867636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612" calcext:value-type="float">
            <text:p>5661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9.285554277966" calcext:value-type="float">
            <text:p>9.28555427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076" calcext:value-type="float">
            <text:p>5707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9.4229792410195" calcext:value-type="float">
            <text:p>9.42297924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540" calcext:value-type="float">
            <text:p>5754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10.700831069304" calcext:value-type="float">
            <text:p>10.700831069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004" calcext:value-type="float">
            <text:p>5800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10.701534381862" calcext:value-type="float">
            <text:p>10.701534381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468" calcext:value-type="float">
            <text:p>5846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9.665000156554" calcext:value-type="float">
            <text:p>9.6650001566</text:p>
          </table:table-cell>
          <table:table-cell/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05:16.036986994</dc:date>
    <meta:editing-duration>PT52S</meta:editing-duration>
    <meta:editing-cycles>1</meta:editing-cycles>
    <meta:document-statistic meta:table-count="1" meta:cell-count="5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14cm" svg:y="3.925cm" style:legend-expansion="high" chart:style-name="ch2"/>
        <chart:plot-area chart:style-name="ch3" table:cell-range-address="avg_sum.C1:avg_sum.D100 avg_sum.F1:avg_sum.F100" chart:data-source-has-labels="row" svg:x="0.32cm" svg:y="0.18cm" svg:width="12.474cm" svg:height="8.64cm">
          <chartooo:coordinate-region svg:x="0.994cm" svg:y="0.393cm" svg:width="11.481cm" svg:height="7.7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g_sum.D1:avg_sum.D100" loext:label-string="avgsum" chart:class="chart:scatter">
            <chart:domain table:cell-range-address="avg_sum.C1:avg_sum.C100"/>
            <chart:data-point chart:repeated="100"/>
          </chart:series>
          <chart:series chart:style-name="ch7" chart:values-cell-range-address="avg_sum.F1:avg_sum.F100" loext:label-string="threshold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sum.C1:avg_sum.C100</svg:desc>
                </draw:g>
              </table:table-cell>
              <table:table-cell office:value-type="float" office:value="9.2115602383533">
                <text:p>9.2115602383533</text:p>
                <draw:g>
                  <svg:desc>avg_sum.D1:avg_sum.D100</svg:desc>
                </draw:g>
              </table:table-cell>
              <table:table-cell office:value-type="float" office:value="25">
                <text:p>25</text:p>
                <draw:g>
                  <svg:desc>avg_sum.F1:avg_sum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10.183553095842">
                <text:p>10.1835530958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10.040511511018">
                <text:p>10.0405115110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10.70819587019">
                <text:p>10.708195870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9.7888455663677">
                <text:p>9.78884556636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9.8258198720952">
                <text:p>9.82581987209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9.4651898967036">
                <text:p>9.4651898967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10.651880081927">
                <text:p>10.651880081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10.223336854542">
                <text:p>10.2233368545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9.7605461231175">
                <text:p>9.76054612311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9.5353616591037">
                <text:p>9.53536165910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10.476323789521">
                <text:p>10.4763237895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9.2983038794045">
                <text:p>9.29830387940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10.002472397262">
                <text:p>10.002472397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11.157724604668">
                <text:p>11.157724604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10.306897891874">
                <text:p>10.3068978918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9.8195684950875">
                <text:p>9.81956849508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9.3227927695935">
                <text:p>9.32279276959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9.9131993496424">
                <text:p>9.91319934964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8.7631199606472">
                <text:p>8.7631199606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10.400523161164">
                <text:p>10.400523161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11.080641446388">
                <text:p>11.080641446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10.592566759423">
                <text:p>10.5925667594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9.6250213906776">
                <text:p>9.6250213906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10.559402310768">
                <text:p>10.5594023107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9.0969579316398">
                <text:p>9.0969579316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10.787762406629">
                <text:p>10.787762406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9.6243231884577">
                <text:p>9.6243231884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9.5699157300787">
                <text:p>9.5699157300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10.054732969882">
                <text:p>10.0547329698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9.0409121079346">
                <text:p>9.04091210793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9.4665751991054">
                <text:p>9.46657519910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9.3388644163128">
                <text:p>9.33886441631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10.35276700643">
                <text:p>10.35276700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10.990053878908">
                <text:p>10.9900538789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9.5768895656464">
                <text:p>9.57688956564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10.387927960403">
                <text:p>10.3879279604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9.6076751010383">
                <text:p>9.60767510103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10.422551910228">
                <text:p>10.4225519102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9.5737562653066">
                <text:p>9.57375626530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10.920543229393">
                <text:p>10.9205432293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10.064153178203">
                <text:p>10.064153178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10.644081263952">
                <text:p>10.6440812639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9.6182853281612">
                <text:p>9.61828532816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10.111279435436">
                <text:p>10.1112794354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10.300966978434">
                <text:p>10.300966978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9.9513855481153">
                <text:p>9.95138554811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11.5405344564">
                <text:p>11.54053445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10.666254660037">
                <text:p>10.6662546600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10.295143055183">
                <text:p>10.295143055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10.579945290858">
                <text:p>10.5799452908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10.650700535813">
                <text:p>10.650700535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9.4425828714407">
                <text:p>9.4425828714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9.3643427475597">
                <text:p>9.36434274755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8.9636508693911">
                <text:p>8.9636508693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9.0156624310513">
                <text:p>9.01566243105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10.667161951313">
                <text:p>10.6671619513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9.5011424393629">
                <text:p>9.5011424393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9.8866977025346">
                <text:p>9.88669770253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9.9156265957331">
                <text:p>9.91562659573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9.8960589057086">
                <text:p>9.8960589057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9.7890531599178">
                <text:p>9.78905315991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10.436448640747">
                <text:p>10.4364486407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10.339726437279">
                <text:p>10.3397264372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9.1402315590861">
                <text:p>9.14023155908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10.48880048848">
                <text:p>10.488800488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9.9469633995774">
                <text:p>9.94696339957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8.8217638908439">
                <text:p>8.82176389084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7.5619681760151">
                <text:p>7.56196817601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10.138044070404">
                <text:p>10.1380440704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9.7515808170146">
                <text:p>9.75158081701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9.3530340286189">
                <text:p>9.35303402861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9.3763775132908">
                <text:p>9.37637751329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10.286009417643">
                <text:p>10.286009417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9.576624571479">
                <text:p>9.5766245714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9.234124395303">
                <text:p>9.234124395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10.254847931214">
                <text:p>10.2548479312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9.7917459390109">
                <text:p>9.7917459390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10.373468565609">
                <text:p>10.3734685656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9.226278047702">
                <text:p>9.2262780477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9.7576924308072">
                <text:p>9.75769243080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8.8442782957442">
                <text:p>8.84427829574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10.486706580413">
                <text:p>10.4867065804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9.0024115102267">
                <text:p>9.0024115102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9.8048607505254">
                <text:p>9.8048607505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9.4198047977204">
                <text:p>9.4198047977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9.4769564731963">
                <text:p>9.47695647319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9.6016589839331">
                <text:p>9.60165898393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9.5008033850234">
                <text:p>9.50080338502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9.9873392865509">
                <text:p>9.98733928655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9.9735926378097">
                <text:p>9.97359263780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9.5203961700784">
                <text:p>9.52039617007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9.935422475772">
                <text:p>9.9354224757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10.722446175771">
                <text:p>10.7224461757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10.078676368027">
                <text:p>10.0786763680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9.285554277966">
                <text:p>9.2855542779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9.4229792410195">
                <text:p>9.4229792410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10.700831069304">
                <text:p>10.7008310693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10.701534381862">
                <text:p>10.7015343818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9.665000156554">
                <text:p>9.665000156554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